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96f8" officeooo:paragraph-rsid="001d96f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fo:language="en" fo:country="US" officeooo:rsid="001d96f8"/>
    </style:style>
    <style:style style:name="T7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he People’s Assembly, convening on the <text:span text:style-name="T6">4th</text:span> of <text:span text:style-name="T6">November</text:span><text:span text:style-name="T3"> </text:span>202<text:span text:style-name="T3">5</text:span> under the <text:span text:style-name="T6">51st</text:span> PA Meeting.</text:p>
      <text:p text:style-name="P1"/>
      <text:p text:style-name="P1">The Assembly, recognising the current situation,</text:p>
      <text:p text:style-name="P1"/>
      <text:p text:style-name="P5">Constitutes the need to add the drugs plugin, as there is a lot of roleplay and lore that can be done</text:p>
      <text:p text:style-name="P5">with the plugin as well as having states need laws on them. The link is in appendix A.</text:p>
      <text:p text:style-name="P1"/>
      <text:p text:style-name="P1">And proceeds.</text:p>
      <text:p text:style-name="P1"/>
      <text:p text:style-name="P1">Signed by,</text:p>
      <text:p text:style-name="P5">Procedural, adjourned motion M50-9</text:p>
      <text:p text:style-name="P1"/>
      <text:p text:style-name="P1"/>
      <text:p text:style-name="P1"/>
      <text:p text:style-name="Standard"><text:span text:style-name="T1">[</text:span><text:span text:style-name="T2">Motion 51-1: To add the drugs plugin</text:span><text:span text:style-name="T1">]</text:span></text:p>
      <text:p text:style-name="Standard"><text:span text:style-name="T1"/></text:p>
      <text:p text:style-name="Standard"><text:span text:style-name="T1">APPENDIX A: Plugin link</text:span></text:p>
      <text:p text:style-name="Standard"><text:span text:style-name="T1">https://www.spigotmc.org/resources/drugs-1-17-1-21.111038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7:28:05.099514985</dc:date>
    <meta:editing-duration>PT2M4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80" meta:character-count="498" meta:non-whitespace-character-count="428"/>
  </office:meta>
</office:document-meta>
</file>